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Liberation Serif" officeooo:paragraph-rsid="000dba13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Liberation Serif" officeooo:rsid="000dba13" officeooo:paragraph-rsid="000dba13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/>
      <style:text-properties style:font-name="Liberation Serif" officeooo:rsid="000dba13" officeooo:paragraph-rsid="000dba13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Liberation Serif" officeooo:rsid="000f9268" officeooo:paragraph-rsid="000f9268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Liberation Serif" officeooo:rsid="0011a344" officeooo:paragraph-rsid="0011a344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Liberation Serif" officeooo:rsid="000f9268" officeooo:paragraph-rsid="000dba13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Liberation Serif" officeooo:rsid="0011a344" officeooo:paragraph-rsid="000dba13"/>
    </style:style>
    <style:style style:name="T1" style:family="text">
      <style:text-properties officeooo:rsid="000f9268"/>
    </style:style>
    <style:style style:name="T2" style:family="text">
      <style:text-properties officeooo:rsid="000fa42c"/>
    </style:style>
    <style:style style:name="T3" style:family="text">
      <style:text-properties officeooo:rsid="0011a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remy Holloway</text:p>
      <text:p text:style-name="P2">CPSC-3220-001</text:p>
      <text:p text:style-name="P2">5/22/2019</text:p>
      <text:p text:style-name="P2"/>
      <text:p text:style-name="P3">Pre-class Assignment #<text:span text:style-name="T1">6</text:span></text:p>
      <text:p text:style-name="P3"/>
      <text:p text:style-name="P1"/>
      <text:p text:style-name="P1">1. Explain the difference between mechanism and policy.</text:p>
      <text:p text:style-name="P1"><text:tab/><text:span text:style-name="T1">A policy is a method for decision making while mechanisms are the implementations of <text:tab/>performing those decisions.</text:span></text:p>
      <text:p text:style-name="P1"/>
      <text:p text:style-name="P1">2. Name at least three events that can trigger a thread context switch.</text:p>
      <text:p text:style-name="P6"><text:tab/>1. Thread_yield()</text:p>
      <text:p text:style-name="P6"><text:tab/>2. Thread_join()</text:p>
      <text:p text:style-name="P6"><text:tab/>3. Interrupt</text:p>
      <text:p text:style-name="P4"><text:tab/>4. Exception</text:p>
      <text:p text:style-name="P1"/>
      <text:p text:style-name="P1">3. Why would you disable interrupts while a thread context switch occurs?</text:p>
      <text:p text:style-name="P1"><text:tab/><text:span text:style-name="T1">To prevent a system from making two context switches at the same time.</text:span></text:p>
      <text:p text:style-name="P1"/>
      <text:p text:style-name="P1">4. What are green threads?</text:p>
      <text:p text:style-name="P1"><text:tab/><text:span text:style-name="T1">A thread system implemented entirely at user-level without any reliance on operating system <text:tab/>kernel services, other than those designed for single threaded processes.</text:span></text:p>
      <text:p text:style-name="P1"/>
      <text:p text:style-name="P1">5. Why would you use green threads?</text:p>
      <text:p text:style-name="P1"><text:tab/><text:span text:style-name="T1">If you wanted a multi-threaded process to appear as if it were a normal single-threaded process.</text:span></text:p>
      <text:p text:style-name="P1"/>
      <text:p text:style-name="P1">6. What are scheduler activations?</text:p>
      <text:p text:style-name="P1"><text:tab/><text:span text:style-name="T2">A multiprocessor scheduling policy where each application is informed of how many processors <text:tab/>it has been assigned and whenever the assignment changes.</text:span></text:p>
      <text:p text:style-name="P1"/>
      <text:p text:style-name="P1">7. Why would you use scheduler activations?</text:p>
      <text:p text:style-name="P1"><text:tab/><text:span text:style-name="T2">Allows a process to run multiple threads in parallel on a multiprocessor, and they allow a <text:tab/>process to hide I/O latency by running other threads when one thread blocks for I/O.</text:span></text:p>
      <text:p text:style-name="P1"/>
      <text:p text:style-name="P1">8. What are the three ways listed in the textbook in which an operating system can return results after a call to asynchronous I/O?</text:p>
      <text:p text:style-name="P7"><text:tab/>1. calling a signal handler</text:p>
      <text:p text:style-name="P5"><text:tab/>2. placing the result in a queue in the processes memory</text:p>
      <text:p text:style-name="P5"><text:tab/>3. storing the result in kernel memory until the process makes another system call to retrieve it</text:p>
      <text:p text:style-name="P1"/>
      <text:p text:style-name="P1">9. Give at least one argument in favor of event-driven programming as compared to threads.</text:p>
      <text:p text:style-name="P1"><text:tab/><text:span text:style-name="T3">The space for and context switch overheads of this approach would be lower, or some past <text:tab/>operating systems had inefficient or unscalable implementations of their thread systems.</text:span></text:p>
      <text:p text:style-name="P1"/>
      <text:p text:style-name="P1">10. Give at least one argument in favor of threads as compared to event-driven programming.</text:p>
      <text:p text:style-name="P1"><text:tab/><text:span text:style-name="T3">An event driven approach doesn’t exploit multiple process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8:58:01.429104653</meta:creation-date>
    <dc:date>2019-05-22T13:28:03.632490481</dc:date>
    <meta:editing-duration>PT11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316" meta:character-count="1971" meta:non-whitespace-character-count="1664"/>
  </office:meta>
</office:document-meta>
</file>